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font-size="15pt" style:text-underline-style="solid" style:text-underline-width="auto" style:text-underline-color="font-color"/>
    </style:style>
    <style:style style:name="T1" style:family="text">
      <style:text-properties fo:font-size="15pt"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50. let Hvězdárny Fr. Pešty v Sezimově Ústí se blíží</text:span></text:span></text:p>
      <text:p text:style-name="Text_20_body">V roce 2015 oslaví hvězdárna v Sezimově Ústí již 50. výročí svého otevření. Hvězdárna byla založena Františkem Peštou, po kterém byla později také pojmenována. V současné době připravují členové hvězdárny oslavy, jejichž hlavní část proběhne v říjnu tohoto roku. Protože však došlo k otevření 6.6.1965, i na toto datum připadne jedna slavnostní oslavička, a to <text:span text:style-name="Strong_20_Emphasis">6.6.2015 od 13 hodin</text:span> proběhne v prostorách hvězdárny <text:span text:style-name="Strong_20_Emphasis">setkání všech členů a pamětníků</text:span>. Srdečně proto zveme všechny, kteří se podíleli na činnosti hvězdárny v Sezimově Ústí, aby přišli do částečně zrekonstruované a přistavěné hvězdárny nejen zavzpomínat. Setkání bude také poslední příležitostí, jak přispět do připravované publikace o historii hvězdárny a astronomie v Sezimově Ústí.</text:p>
      <text:p text:style-name="Text_20_body">Při této příležitosti probíhá již zmiňovaná přístavba, rekonstrukce a různé opravy, které zapříčinily i nutnost důkladného úklidu. Nabízíme proto za odvoz desítky starších astronomických publikací převážně v ruštině a němčině, případně publikace, které máme ve více výtiscích.</text:p>
      <text:p text:style-name="Text_20_body">Vše o oslavách, rekonstrukci apod. můžete nalézt rovněž na webu hvězdárny:  <text:a xlink:type="simple" xlink:href="http://www.hvezdarna-fp.eu/">www.hvezdarna-fp.eu</text:a></text:p>
      <text:p text:style-name="Text_20_body"><text:line-break/> </text:p>
      <text:h text:style-name="P1" text:outline-level="1">Částečné zatmění Slunce 20.3.2015</text:h>
      <text:p text:style-name="Text_20_body">Částečné zatmění uvidíme všude na území České republiky v celém průběhu. <text:span text:style-name="T2">Slunce vychází</text:span> ve střední Evropě v pátek 20. března v <text:span text:style-name="T2">6 hodin 12 minut</text:span>. <text:span text:style-name="T2">První kontakt</text:span> temného měsíčního kotouče nastane až o tři a půl hodiny později, <text:span text:style-name="T2">v 9 hodin 37 minut</text:span>. Slunce v té době najdeme 30° vysoko nad jihovýchodním obzorem a Měsíc v té chvíli začne "ukrajovat" naší mateřskou hvězdu z levého horního okraje. Jak čas poplyne, zatmění bude výraznější a temná silueta Měsíce v novu se bude postupně přesouvat doleva přes horní polovinu Slunce. Maximum úkazu, kdy <text:span text:style-name="T2">Měsíc ukousne přes 73 procent slunečního průměru</text:span>, se odehraje <text:span text:style-name="T2">v 10 hodin 46 minut</text:span>. Slunce do té doby vystoupá do výšky 37° nad jiho-jihovýchodní obzor. Nadšenci mohou své dalekohledy přesunout asi 33° východně od částečně zakrytého Slunce k planetě Venuši, která by za dobrých podmínek mohla být viditelná i pouhýma očima. Při své jasnosti -3,9 magnitudy a velké úhlové vzdálenosti od Slunce by to ostatně neměl být problém i bez ohledu na probíhající úkaz. Po dosažení maximálního zákrytu se Měsíc začne pomalu odsouvat k levému hornímu okraji, kde <text:span text:style-name="T2">v 11 hodin 58 minut sluneční kotouč opustí</text:span>. Ke konci úkazu pak Slunce vystoupá do výše téměř 40° nad jižní obzor.</text:p>
      <text:p text:style-name="Text_20_body">Pro již opravdu velké nadšence je možné říct, že toto zatmění bude v Evropě <text:span text:style-name="Strong_20_Emphasis">pozorovatelné i jako úplné</text:span>. Pás, z něhož mimořádný úkaz lidé spatří, povede přes Severní moře. Nejdelší zatmění nastane na moři asi 400 km východo-jihovýchodně od pobřeží Islandu a potrvá 2 minuty 47 sekund. Z pevniny se bude dát úkaz pozorovat na Faerských ostrovech a Špicberkách. Faerské ostrovy (Dánsko) leží na jižním okraji pásu totality a zatmění zde nastane v dopoledních hodinách necelých 20° nad jihovýchodním obzorem s délkou kolem 2 minut a 15 sekund. V okolí potemnělého Slunce budou téměř v rovině s horizontem planety Venuše, Mars a Merkur.</text:p>
      <text:p text:style-name="Text_20_body"><text:span text:style-name="Strong_20_Emphasis">Hvězdárna Františka Pešty bude mít tento den (20.3.2015) mimořádně otevřeno od 9 do 12 hodin,</text:span> další údaje můžete nalézt rovněž na webu hvězdárny:  <text:a xlink:type="simple" xlink:href="http://www.hvezdarna-fp.eu/">www.hvezdarna-fp.e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kl </meta:initial-creator>
    <meta:creation-date>2015-03-05T00:06:15.903006325</meta:creation-date>
    <dc:date>2015-03-05T00:06:53.738476799</dc:date>
    <dc:creator>kakl </dc:creator>
    <meta:editing-duration>P0D</meta:editing-duration>
    <meta:editing-cycles>1</meta:editing-cycles>
    <meta:document-statistic meta:table-count="0" meta:image-count="0" meta:object-count="0" meta:page-count="1" meta:paragraph-count="9" meta:word-count="499" meta:character-count="3204" meta:non-whitespace-character-count="2709"/>
    <meta:generator>LibreOffice/4.2.7.2$Linux_X86_64 LibreOffice_project/420m0$Build-2</meta:generator>
  </office:meta>
</office:document-meta>
</file>